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1fb8b" officeooo:paragraph-rsid="0001fb8b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1fb8b" officeooo:paragraph-rsid="0001fb8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1fb8b" officeooo:paragraph-rsid="0001fb8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f1bb5" officeooo:paragraph-rsid="000f1bb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1aaee" officeooo:paragraph-rsid="0011aae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908e0" officeooo:paragraph-rsid="000908e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f1bb5" officeooo:paragraph-rsid="000f1bb5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01fb8b" officeooo:paragraph-rsid="0001fb8b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officeooo:rsid="0001fb8b" officeooo:paragraph-rsid="0001fb8b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officeooo:rsid="0001fb8b" officeooo:paragraph-rsid="0001fb8b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06cb69" officeooo:paragraph-rsid="0006cb69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rsid="00038949" officeooo:paragraph-rsid="00038949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normal" officeooo:rsid="00038949" officeooo:paragraph-rsid="00038949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officeooo:rsid="00116bf2" officeooo:paragraph-rsid="00116bf2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weight="normal" officeooo:rsid="0008997e" officeooo:paragraph-rsid="0008997e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normal" officeooo:rsid="000908e0" officeooo:paragraph-rsid="000908e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1aaee" officeooo:paragraph-rsid="0011aae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24c46" officeooo:paragraph-rsid="00124c4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042f" officeooo:paragraph-rsid="000f1bb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361f5" officeooo:paragraph-rsid="001361f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1aaee" officeooo:paragraph-rsid="00124c46" style:font-size-asian="10.5pt" style:font-weight-asian="bold" style:font-size-complex="12pt" style:font-weight-complex="bold"/>
    </style:style>
    <style:style style:name="T1" style:family="text">
      <style:text-properties officeooo:rsid="00057764"/>
    </style:style>
    <style:style style:name="T2" style:family="text">
      <style:text-properties officeooo:rsid="0006cb69"/>
    </style:style>
    <style:style style:name="T3" style:family="text">
      <style:text-properties officeooo:rsid="000908e0"/>
    </style:style>
    <style:style style:name="T4" style:family="text">
      <style:text-properties officeooo:rsid="00098749"/>
    </style:style>
    <style:style style:name="T5" style:family="text">
      <style:text-properties officeooo:rsid="000c00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us_Report</text:p>
      <text:p text:style-name="P2"/>
      <text:p text:style-name="P3">Pratljacic:</text:p>
      <text:list xml:id="list2196024660" text:style-name="L1">
        <text:list-item>
          <text:p text:style-name="P8">React.js Client <text:span text:style-name="T1">(in progress)</text:span></text:p>
        </text:list-item>
        <text:list-item>
          <text:p text:style-name="P8">Bash Script zur Installation wichtiger node_modules <text:span text:style-name="T4">(done)</text:span></text:p>
        </text:list-item>
        <text:list-item>
          <text:p text:style-name="P8">Sample Page um die Suchresultate anzuzeigen</text:p>
        </text:list-item>
        <text:list-item>
          <text:p text:style-name="P8"><text:span text:style-name="T5">Daten crawlen</text:span> <text:span text:style-name="T5">(in progress)</text:span></text:p>
        </text:list-item>
      </text:list>
      <text:p text:style-name="P3">Nemec:</text:p>
      <text:list xml:id="list882711640" text:style-name="L2">
        <text:list-item>
          <text:p text:style-name="P9">Android Client <text:span text:style-name="T1">(in progress)</text:span></text:p>
        </text:list-item>
        <text:list-item>
          <text:p text:style-name="P11">Create Datamodel (done)</text:p>
        </text:list-item>
        <text:list-item>
          <text:p text:style-name="P12">Create tables for database in Oracle-SQL <text:span text:style-name="T2">(done)</text:span></text:p>
        </text:list-item>
      </text:list>
      <text:p text:style-name="P3">Gerges:</text:p>
      <text:list xml:id="list3998791851" text:style-name="L3">
        <text:list-item>
          <text:p text:style-name="P14">WebService(done)</text:p>
        </text:list-item>
        <text:list-item>
          <text:p text:style-name="P10">C# Client <text:span text:style-name="T1">(in progress)</text:span></text:p>
        </text:list-item>
        <text:list-item>
          <text:p text:style-name="P13">Create Datamodel <text:span text:style-name="T2">(done)</text:span></text:p>
        </text:list-item>
        <text:list-item>
          <text:p text:style-name="P15">Create temporary data for tables <text:span text:style-name="T3">(done)</text:span></text:p>
        </text:list-item>
        <text:list-item>
          <text:p text:style-name="P16">Create Ubuntu-VM, so that everybody has the same environment with all needed libraries (done)</text:p>
        </text:list-item>
      </text:list>
      <text:p text:style-name="P6"/>
      <text:p text:style-name="P6"/>
      <text:p text:style-name="P4">Status: 14.12.2018 (Vergleich: 07.12.2018)</text:p>
      <text:p text:style-name="P7">Arbeiten an der Android App. Designed, nötige Activities erstellt, mit statischen Werten gearbeitet, um zu veranschaulichen, wie es ausschauen soll, da der Server noch nicht steht. </text:p>
      <text:p text:style-name="P7"/>
      <text:p text:style-name="P7">Heraussuchen einer C# Library für die Gestaltung des Clients</text:p>
      <text:p text:style-name="P7"/>
      <text:p text:style-name="P7">Logisches überlegen und diskutiert im Team, wie wir mit dem Crawler/Webservice weiter arbeiten werden und welche Routen wir brauchen werden. Überlegung der Speicherung der Daten in der Datenbank.</text:p>
      <text:p text:style-name="P7"/>
      <text:p text:style-name="P5">Status: 25.01.2019</text:p>
      <text:p text:style-name="P17">WebService mit DAO wurde von Gerges vervollständigt. Nemec seine Android App ist noch in Progress. Dragan seinen Status mit der React-App wissen wir keinen richtigen Kontaktfluss mit ihm haben.<text:line-break/>C# App in Progress, Testen in Progress</text:p>
      <text:p text:style-name="P17"/>
      <text:p text:style-name="P21">Satus: 01.02.2019</text:p>
      <text:p text:style-name="P19"/>
      <text:p text:style-name="P18">WebService wurde von Gerges ausgebessert wie z.B. Code Redundanz. Gerges hat Nemec bei einem Request der Android-App geholfen. </text:p>
      <text:p text:style-name="P20">Nemec hat die Android App weiter gemacht: Request zum Webservice hergestellt und Daten angezeigt. Umstrukturierung der Android-Layouts. Requests für alle Concer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3:40:51.807378154</meta:creation-date>
    <dc:date>2019-02-01T08:00:51.059178438</dc:date>
    <meta:editing-duration>PT1H8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225" meta:character-count="1533" meta:non-whitespace-character-count="1343"/>
  </office:meta>
</office:document-meta>
</file>